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8256" calcext:value-type="float">
            <text:p>108.7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9376" calcext:value-type="float">
            <text:p>117.6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9928" calcext:value-type="float">
            <text:p>108.3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0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9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7712" calcext:value-type="float">
            <text:p>93.7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7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7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6302</text:p>
          </table:table-cell>
          <table:table-cell office:value-type="string" calcext:value-type="string">
            <text:p>196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